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710" officeooo:paragraph-rsid="001dd710"/>
    </style:style>
    <style:style style:name="P2" style:family="paragraph" style:parent-style-name="Standard">
      <style:paragraph-properties fo:text-align="center" style:justify-single-word="false"/>
      <style:text-properties fo:font-size="40pt" officeooo:rsid="001dd710" officeooo:paragraph-rsid="001dd710" style:font-size-asian="40pt" style:font-size-complex="40pt"/>
    </style:style>
    <style:style style:name="P3" style:family="paragraph" style:parent-style-name="Standard">
      <style:text-properties fo:font-size="30pt" officeooo:rsid="001dd710" officeooo:paragraph-rsid="001dd710" style:font-size-asian="30pt" style:font-size-complex="30pt"/>
    </style:style>
    <style:style style:name="P4" style:family="paragraph" style:parent-style-name="Standard">
      <style:paragraph-properties fo:text-align="center" style:justify-single-word="false"/>
      <style:text-properties fo:font-size="35pt" officeooo:rsid="001dd710" officeooo:paragraph-rsid="001dd710" style:font-size-asian="35pt" style:font-size-complex="35pt"/>
    </style:style>
    <style:style style:name="P5" style:family="paragraph" style:parent-style-name="Standard">
      <style:text-properties fo:font-size="40pt" officeooo:rsid="001dd710" officeooo:paragraph-rsid="001dd710" style:font-size-asian="40pt" style:font-size-complex="40pt"/>
    </style:style>
    <style:style style:name="P6" style:family="paragraph" style:parent-style-name="Standard">
      <style:text-properties fo:font-size="30pt" officeooo:rsid="001dd710" officeooo:paragraph-rsid="001dd710" style:font-size-asian="30pt" style:font-size-complex="30pt"/>
    </style:style>
    <style:style style:name="P7" style:family="paragraph" style:parent-style-name="Standard">
      <style:text-properties fo:font-size="30pt" officeooo:rsid="001fb0d8" officeooo:paragraph-rsid="001fb0d8" style:font-size-asian="30pt" style:font-size-complex="30pt"/>
    </style:style>
    <style:style style:name="P8" style:family="paragraph" style:parent-style-name="Standard">
      <style:paragraph-properties fo:text-align="center" style:justify-single-word="false"/>
      <style:text-properties fo:font-size="30pt" officeooo:rsid="001fb0d8" officeooo:paragraph-rsid="001fb0d8" style:font-size-asian="30pt" style:font-size-complex="30pt"/>
    </style:style>
    <style:style style:name="T1" style:family="text">
      <style:text-properties officeooo:rsid="001f18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TES IMPORTANTES</text:p>
      <text:p text:style-name="P1"/>
      <text:p text:style-name="P4">PARA CORES</text:p>
      <text:p text:style-name="P5"/>
      <text:p text:style-name="P3">1 - ADOBE COLOR – monta paletas, <text:span text:style-name="T1">extrai </text:span>cores de uma foto, logo, etc … </text:p>
      <text:p text:style-name="P3">2 – PALETTON.com – monta paletas e site com as cores.</text:p>
      <text:p text:style-name="P3"/>
      <text:p text:style-name="P8">CAPTURA DE CORES</text:p>
      <text:p text:style-name="P7">-Quando se gosta de uma cor de site – usar o COLLORZILA (já instalado).</text:p>
      <text:p text:style-name="P7"/>
      <text:p text:style-name="P7">- No GIMP, também tem como montar paletas.</text:p>
      <text:p text:style-name="P7"/>
      <text:p text:style-name="P7">- Collors.com – já abre com 5 palet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9T11:29:17.235794626</meta:creation-date>
    <dc:date>2024-10-29T11:50:59.130639346</dc:date>
    <meta:editing-duration>PT19M4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58" meta:character-count="317" meta:non-whitespace-character-count="261"/>
  </office:meta>
</office:document-meta>
</file>